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Latin Modern Math" svg:font-family="'Latin Modern Math'" style:font-pitch="variable"/>
    <style:font-face style:name="Linux Libertine Display O" svg:font-family="'Linux Libertine Display O'" style:font-pitch="variable"/>
    <style:font-face style:name="Linux Libertine Mono O" svg:font-family="'Linux Libertine Mono O'"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200%"/>
      <style:text-properties style:font-name="Liberation Serif" fo:font-size="12.5pt" officeooo:paragraph-rsid="001d814d" style:font-size-asian="12.5pt" style:font-size-complex="12.5pt"/>
    </style:style>
    <style:style style:name="P2" style:family="paragraph" style:parent-style-name="Standard">
      <style:paragraph-properties fo:line-height="200%"/>
      <style:text-properties style:font-name="Liberation Serif" fo:font-size="12.5pt" officeooo:paragraph-rsid="00235a50" style:font-size-asian="12.5pt" style:font-size-complex="12.5pt"/>
    </style:style>
    <style:style style:name="P3" style:family="paragraph" style:parent-style-name="Standard">
      <style:paragraph-properties fo:line-height="200%"/>
      <style:text-properties style:font-name="Liberation Serif" fo:font-size="12.5pt" officeooo:paragraph-rsid="00274d94" style:font-size-asian="12.5pt" style:font-size-complex="12.5pt"/>
    </style:style>
    <style:style style:name="P4" style:family="paragraph" style:parent-style-name="Standard">
      <style:paragraph-properties fo:line-height="200%"/>
      <style:text-properties style:font-name="Liberation Serif" fo:font-size="12.5pt" officeooo:paragraph-rsid="0029f4da" style:font-size-asian="12.5pt" style:font-size-complex="12.5pt"/>
    </style:style>
    <style:style style:name="T1" style:family="text">
      <style:text-properties officeooo:rsid="001d814d"/>
    </style:style>
    <style:style style:name="T2" style:family="text">
      <style:text-properties officeooo:rsid="001def23"/>
    </style:style>
    <style:style style:name="T3" style:family="text">
      <style:text-properties officeooo:rsid="001ed312"/>
    </style:style>
    <style:style style:name="T4" style:family="text">
      <style:text-properties style:font-name="Liberation Serif1" officeooo:rsid="001ed312"/>
    </style:style>
    <style:style style:name="T5" style:family="text">
      <style:text-properties style:font-name="Liberation Serif1" officeooo:rsid="00201b17"/>
    </style:style>
    <style:style style:name="T6" style:family="text">
      <style:text-properties style:font-name="Liberation Serif1" officeooo:rsid="00215001"/>
    </style:style>
    <style:style style:name="T7" style:family="text">
      <style:text-properties style:font-name="Liberation Serif1" officeooo:rsid="00219beb"/>
    </style:style>
    <style:style style:name="T8" style:family="text">
      <style:text-properties style:font-name="Liberation Serif1" officeooo:rsid="00235a50"/>
    </style:style>
    <style:style style:name="T9" style:family="text">
      <style:text-properties style:text-position="sub 58%" style:font-name="Liberation Serif1" officeooo:rsid="00219beb"/>
    </style:style>
    <style:style style:name="T10" style:family="text">
      <style:text-properties style:text-position="0% 100%" style:font-name="Liberation Serif1" officeooo:rsid="00219beb"/>
    </style:style>
    <style:style style:name="T11" style:family="text">
      <style:text-properties style:text-position="0% 100%" style:font-name="Liberation Serif1" officeooo:rsid="001ed312"/>
    </style:style>
    <style:style style:name="T12" style:family="text">
      <style:text-properties style:text-position="0% 100%" style:font-name="Liberation Serif1" officeooo:rsid="00235a50"/>
    </style:style>
    <style:style style:name="T13" style:family="text">
      <style:text-properties style:text-position="0% 100%" style:font-name="Liberation Serif1" officeooo:rsid="0023a522"/>
    </style:style>
    <style:style style:name="T14" style:family="text">
      <style:text-properties style:text-position="0% 100%" style:font-name="Liberation Serif1" officeooo:rsid="00259b0d"/>
    </style:style>
    <style:style style:name="T15" style:family="text">
      <style:text-properties style:text-position="0% 100%" style:font-name="Liberation Serif1" officeooo:rsid="00215001"/>
    </style:style>
    <style:style style:name="T16" style:family="text">
      <style:text-properties style:text-position="0% 100%" style:font-name="Liberation Serif1" officeooo:rsid="00271161"/>
    </style:style>
    <style:style style:name="T17" style:family="text">
      <style:text-properties style:text-position="0% 100%" style:font-name="Liberation Serif1" officeooo:rsid="00274d94"/>
    </style:style>
    <style:style style:name="T18" style:family="text">
      <style:text-properties style:text-position="0% 100%" style:font-name="Liberation Serif1" officeooo:rsid="00274d94" style:font-name-asian="Liberation Serif1" style:font-name-complex="Liberation Serif1"/>
    </style:style>
    <style:style style:name="T19" style:family="text">
      <style:text-properties style:text-position="0% 100%" style:font-name="Liberation Serif1" officeooo:rsid="0027d6ba"/>
    </style:style>
    <style:style style:name="T20" style:family="text">
      <style:text-properties style:text-position="0% 100%" style:font-name="Liberation Serif1" officeooo:rsid="00298743"/>
    </style:style>
    <style:style style:name="T21" style:family="text">
      <style:text-properties style:text-position="0% 100%" style:font-name="Liberation Serif1" officeooo:rsid="002a63aa"/>
    </style:style>
    <style:style style:name="T22" style:family="text">
      <style:text-properties style:text-position="0% 100%" officeooo:rsid="00235a50"/>
    </style:style>
    <style:style style:name="T23" style:family="text">
      <style:text-properties style:text-position="0% 100%" officeooo:rsid="001ed312"/>
    </style:style>
    <style:style style:name="T24" style:family="text">
      <style:text-properties style:text-position="0% 100%" officeooo:rsid="0023a522"/>
    </style:style>
    <style:style style:name="T25" style:family="text">
      <style:text-properties style:text-position="0% 100%" officeooo:rsid="00259b0d"/>
    </style:style>
    <style:style style:name="T26" style:family="text">
      <style:text-properties style:text-position="0% 100%" officeooo:rsid="00298743"/>
    </style:style>
    <style:style style:name="T27" style:family="text">
      <style:text-properties style:text-position="0% 100%" officeooo:rsid="0029f4da"/>
    </style:style>
    <style:style style:name="T28" style:family="text">
      <style:text-properties style:text-position="0% 100%" officeooo:rsid="002a63aa"/>
    </style:style>
    <style:style style:name="T29" style:family="text">
      <style:text-properties style:text-position="super 58%" officeooo:rsid="00219beb"/>
    </style:style>
    <style:style style:name="T30" style:family="text">
      <style:text-properties style:text-position="super 58%" style:font-name="Liberation Serif1" officeooo:rsid="00219beb"/>
    </style:style>
    <style:style style:name="T31" style:family="text">
      <style:text-properties style:text-position="super 58%" style:font-name="Liberation Serif1" officeooo:rsid="00235a50"/>
    </style:style>
    <style:style style:name="T32" style:family="text">
      <style:text-properties style:text-position="super 58%" style:font-name="Liberation Serif1" officeooo:rsid="0023a522"/>
    </style:style>
    <style:style style:name="T33" style:family="text">
      <style:text-properties style:text-position="super 58%" style:font-name="Liberation Serif1" officeooo:rsid="00271161"/>
    </style:style>
    <style:style style:name="T34" style:family="text">
      <style:text-properties style:text-position="super 58%" style:font-name="Liberation Serif1" officeooo:rsid="00274d94"/>
    </style:style>
    <style:style style:name="T35" style:family="text">
      <style:text-properties style:text-position="super 58%" style:font-name="Liberation Serif1" officeooo:rsid="00298743"/>
    </style:style>
    <style:style style:name="T36" style:family="text">
      <style:text-properties style:text-position="super 58%" style:font-name="Liberation Serif1" officeooo:rsid="002a63aa"/>
    </style:style>
    <style:style style:name="T37" style:family="text">
      <style:text-properties style:text-position="super 58%" officeooo:rsid="00235a50"/>
    </style:style>
    <style:style style:name="T38" style:family="text">
      <style:text-properties style:text-position="super 58%" officeooo:rsid="00298743"/>
    </style:style>
    <style:style style:name="T39" style:family="text">
      <style:text-properties style:text-position="super 58%" officeooo:rsid="0029f4da"/>
    </style:style>
    <style:style style:name="T40" style:family="text">
      <style:text-properties style:text-position="super 58%" officeooo:rsid="002a63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a. <text:s text:c="4"/>Surprisingly, if the Earth was at its destination on a collision course towards a rigid surface, it would disintegrate like how soft mud would. Using methods of planetary modeling, once can derive expected results from astrophysical dynamics on the planetary level with much smaller sized objects. In this specific case, the Earth is modeled with a experiment-sized model with proportional scaling.</text:span></text:p>
      <text:p text:style-name="P1"><text:span text:style-name="T1"><text:tab/></text:span><text:span text:style-name="T2">First, we make an assumption: we use the strength of steel as the strength of the Earth; since Earth's strength is only slightly higher than steel's, this is a reasonable assumption for the sake of our modeling theory. Other factors considered in modeling include density and motion. Our ultimate goal here is to, using proportional values for the factors in our model, explore the characteristics of the Earth as influenced from its own behaviors and of external circumstances.</text:span></text:p>
      <text:p text:style-name="P1"><text:span text:style-name="T2">For this case, we would like to know how the Earth would “react” to a collision with a rigid surface; an experimental comparison would be to take a relatively small Earth-like object and drop it to a similar surface with appropriate speed.</text:span></text:p>
      <text:p text:style-name="P2"><text:span text:style-name="T2"><text:tab/>The </text:span><text:span text:style-name="T3">fundamental </text:span><text:span text:style-name="T2">factors (in </text:span><text:span text:style-name="T3">ratio of the value of the model's to the value of Earth's) to </text:span><text:span text:style-name="T2">take into consideration for scaling are length </text:span><text:span text:style-name="T3">ratio (λ), density ratio (</text:span><text:span text:style-name="T4">δ</text:span><text:span text:style-name="T3">), time ratio (</text:span><text:span text:style-name="T4">τ</text:span><text:span text:style-name="T3">), [gravitational] acceleration ratio (</text:span><text:span text:style-name="T4">γ), and mass ratio (μ). </text:span><text:span text:style-name="T5">With this configuration, we imagine our model to be in a similar “position” to Earth's; that is, it is part of a proportional solar system independent of the actual Earth and not influenced by Earth's gravity. </text:span><text:span text:style-name="T7">For simplification and consistency, we prioritize </text:span><text:span text:style-name="T3">λ, </text:span><text:span text:style-name="T4">δ, </text:span><text:span text:style-name="T7">and </text:span><text:span text:style-name="T4">γ </text:span><text:span text:style-name="T7">as the parameters, as opposed to the convention of </text:span><text:span text:style-name="T3">λ, </text:span><text:span text:style-name="T4">μ </text:span><text:span text:style-name="T7">(</text:span><text:span text:style-name="T4">δ</text:span><text:span text:style-name="T3">λ</text:span><text:span text:style-name="T29">3</text:span><text:span text:style-name="T22">)</text:span><text:span text:style-name="T4">, </text:span><text:span text:style-name="T7">and </text:span><text:span text:style-name="T4">τ </text:span><text:span text:style-name="T8">(</text:span><text:span text:style-name="T3">λ</text:span><text:span text:style-name="T37">1/2</text:span><text:span text:style-name="T11">γ</text:span><text:span text:style-name="T31">-1/2</text:span><text:span text:style-name="T12">)</text:span><text:span text:style-name="T11"> </text:span><text:span text:style-name="T4">.</text:span><text:span text:style-name="T7"> which we use to define derived ratios. </text:span><text:span text:style-name="T6">Using the</text:span><text:span text:style-name="T7">se</text:span><text:span text:style-name="T6"> fundamental factors and their units, we </text:span><text:span text:style-name="T7">thus </text:span><text:span text:style-name="T6">derive other the ratios of other factors: velocity (η = <text:s/></text:span><text:span text:style-name="T3">λ</text:span><text:span text:style-name="T29">1/2</text:span><text:span text:style-name="T11">γ</text:span><text:span text:style-name="T30">1/2</text:span><text:span text:style-name="T6">); </text:span><text:span text:style-name="T7">angular velocity (ω = </text:span><text:span text:style-name="T3">λ</text:span><text:span text:style-name="T37">-1/2</text:span><text:span text:style-name="T31"> </text:span><text:span text:style-name="T11">γ</text:span><text:span text:style-name="T31">1/2</text:span><text:span text:style-name="T7">); self-gravity (γ</text:span><text:span text:style-name="T9">g </text:span><text:span text:style-name="T10">= <text:s/></text:span><text:span text:style-name="T11">γ</text:span><text:span text:style-name="T10">); gravitational constant (K = <text:s/></text:span><text:span text:style-name="T11">γ/δ</text:span><text:span text:style-name="T23">λ</text:span><text:span text:style-name="T22">); force (</text:span><text:span text:style-name="T12">φ = </text:span><text:span text:style-name="T11">δ</text:span><text:span text:style-name="T23">λ</text:span><text:span text:style-name="T29">3 </text:span><text:span text:style-name="T11">γ</text:span><text:span text:style-name="T12">); and stress and strength (</text:span><text:span text:style-name="T17">σ = </text:span><text:span text:style-name="T11">δ</text:span><text:span text:style-name="T23">λ</text:span><text:span text:style-name="T11">γ</text:span><text:span text:style-name="T12">). Now we have all the relevant ratios of the factors requires for modeling Earth with our experiment-sized ball. Our next step would be to decide how much we would like to scale our model – length would </text:span><text:soft-page-break/><text:span text:style-name="T12">be the ratio of choice to start the scaling process with since it appears in </text:span><text:span text:style-name="T13">all the other factors. </text:span></text:p>
      <text:p text:style-name="P3"><text:span text:style-name="T13"><text:tab/>The mean radius of the Earth is approximately 6.37 million meters; for our model, we scale it down to .637 meter, a value of 10</text:span><text:span text:style-name="T32">-7</text:span><text:span text:style-name="T13"> for </text:span><text:span text:style-name="T23">λ. </text:span><text:span text:style-name="T25">Since density is independent of size for our purpose, we can use a scaling of unity for it. We can almost choose the self-gravity to be proportional to unity provided we use the proper scaling for the gravitational constant. </text:span><text:span text:style-name="T24">Using th</text:span><text:span text:style-name="T25">ese</text:span><text:span text:style-name="T24"> scaling</text:span><text:span text:style-name="T25">s</text:span><text:span text:style-name="T24">, </text:span><text:span text:style-name="T25">we get the values of the rest of the corresponding properties for our model: mean orbital radius [</text:span><text:span text:style-name="T23">λ</text:span><text:span text:style-name="T25">] (15000 meters); rotational period [</text:span><text:span text:style-name="T11">τ</text:span><text:span text:style-name="T14">] (27.3 seconds); revolution period [</text:span><text:span text:style-name="T11">τ</text:span><text:span text:style-name="T14">] (9980 seconds); mean orbital velocity [</text:span><text:span text:style-name="T15">η</text:span><text:span text:style-name="T14">] (9.44 meters/sec); mass [</text:span><text:span text:style-name="T11">μ</text:span><text:span text:style-name="T14">] (5980 kg); pressure at 100 km below surface </text:span><text:span text:style-name="T16">(300 Pa); sheer strength </text:span><text:span text:style-name="T17">[σ] </text:span><text:span text:style-name="T16">(40 Pa), and gravitational constant [K] (6.67*10</text:span><text:span text:style-name="T33">-4</text:span><text:span text:style-name="T16"> Nm</text:span><text:span text:style-name="T33">2</text:span><text:span text:style-name="T16">/kg</text:span><text:span text:style-name="T33">2</text:span><text:span text:style-name="T16">). </text:span><text:span text:style-name="T17">We obtained these values from dimensional analysis. For example, to obtain the orbital velocity for our model, we multiply that of Earth's (29870 meters) by the scaling factor </text:span><text:span text:style-name="T15">η = <text:s/></text:span><text:span text:style-name="T23">λ</text:span><text:span text:style-name="T29">1/2</text:span><text:span text:style-name="T11">γ</text:span><text:span text:style-name="T30">1/2 </text:span><text:span text:style-name="T17"><text:s/>= 10</text:span><text:span text:style-name="T34">-3.5</text:span><text:span text:style-name="T17">(1) </text:span><text:span text:style-name="T18">≈</text:span><text:span text:style-name="T17"> .000316 to get the corresponding model value of 9.44 meters. </text:span><text:span text:style-name="T19">We maintained the same value for self-gravity by adjusting to gravitational constant value, which is seven orders of magnitude larger than the actual value.</text:span></text:p>
      <text:p text:style-name="P3"><text:span text:style-name="T17"><text:tab/>A model with these values would be a mini-Earth. </text:span><text:span text:style-name="T19">From these values, we extrapolate the corresponding physical interpretation of strength</text:span><text:span text:style-name="T17">. </text:span><text:span text:style-name="T19">The shear strength of our model turns out to be 40 Pa. This is a rather low number for what we'd expect; it is about the <text:s/>strength of soft mud. </text:span><text:span text:style-name="T20">For example, to illustrate a shear stress of 40 Pa, imagine a cube 1*10</text:span><text:span text:style-name="T35">-6 </text:span><text:span text:style-name="T20">meters in volume and .0004 kg mass-string pulley system. The weight pulls the string across the top surface of the cube, “shearing” it. Our model would imply such a system where the cube is made with weaksauce, soft mud. A</text:span><text:span text:style-name="T19"> ball of soft mud with a radius of .637 meter exhibits similar properties to an Earth-sized ball </text:span><text:span text:style-name="T20">with equivalent density </text:span><text:span text:style-name="T21">of .552 kg/m</text:span><text:span text:style-name="T36">3</text:span><text:span text:style-name="T20">and the strength of cold steel. Back to the idea of the collision course, according to our model, the Earth would be splash like soft mud if it were to clash into steel, just like what happens if we drop a ball of mud to the ground.</text:span></text:p>
      <text:p text:style-name="P4"><text:soft-page-break/><text:span text:style-name="T20"><text:tab/>Let's look at a slightly different example: </text:span><text:span text:style-name="T23">λ </text:span><text:span text:style-name="T26">is now 10</text:span><text:span text:style-name="T38">-8 </text:span><text:span text:style-name="T26">instead of 10</text:span><text:span text:style-name="T38">-7</text:span><text:span text:style-name="T26">. The radius of our model would be .0637 meter instead of .637 meter. The corresponding values of the other </text:span><text:span text:style-name="T27">properties would be 1500 meters for mean orbital radius, 8.6 seconds for rotational period (since <text:s/></text:span></text:p>
      <text:p text:style-name="P4"><text:span text:style-name="T23">λ</text:span><text:span text:style-name="T39">-1/2 </text:span><text:span text:style-name="T27">= .0001), 3156 seconds for revolution period, 2.98 meters per second for mean orbital velocity, 5.98 kg for mass (5.98*10</text:span><text:span text:style-name="T39">24 </text:span><text:span text:style-name="T27">kg * (10</text:span><text:span text:style-name="T39">-8</text:span><text:span text:style-name="T27">)</text:span><text:span text:style-name="T39">3</text:span><text:span text:style-name="T27">), 30 Pa for pressure at a depth of 100 km, 4 Pa for sheer strength, and .00667 Nm</text:span><text:span text:style-name="T39">2</text:span><text:span text:style-name="T27">/kg</text:span><text:span text:style-name="T39">2</text:span><text:span text:style-name="T27"> for the gravitational constant. Density and self-gravity remains proportional to unity. <text:s/>In this model, the sheer strength is an order of magnitude less than that of soft mud, </text:span><text:span text:style-name="T28">about that of whipped cream. A sphere the size of Earth with the strength of cold steel and the density of .552 kg/m</text:span><text:span text:style-name="T40">3 </text:span><text:span text:style-name="T28">would behave similar to a ball of whipped cream with a radius of .0637 meter and equivalent density.</text:span></text:p>
      <text:p text:style-name="P4"><text:span text:style-name="T28">4.b. <text:s text:c="4"/>M.K. Hubbert was a geologist, physicist, and political scientist who made significant contributions to his fields of study. Among his contributions was his research on oil as a resource and its depletion rate and his famous peak oil theory. This contribution is particularly important because it demonstrates that the finite nature of a resource we currently heavily rely on and implores us to eventually take action to solve the impeding fuel resource cri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Latin Modern Math" svg:font-family="'Latin Modern Math'" style:font-pitch="variable"/>
    <style:font-face style:name="Linux Libertine Display O" svg:font-family="'Linux Libertine Display O'" style:font-pitch="variable"/>
    <style:font-face style:name="Linux Libertine Mono O" svg:font-family="'Linux Libertine Mono O'"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4-02-27T03:45:42</meta:creation-date>
    <dc:date>2014-02-27T14:03:03</dc:date>
    <meta:editing-duration>PT11M28S</meta:editing-duration>
    <meta:editing-cycles>1</meta:editing-cycles>
    <meta:document-statistic meta:table-count="0" meta:image-count="0" meta:object-count="0" meta:page-count="3" meta:paragraph-count="9" meta:word-count="996" meta:character-count="5845" meta:non-whitespace-character-count="4835"/>
    <meta:generator>LibreOffice/3.6$Linux_X86_64 LibreOffice_project/360m1$Build-304</meta:generator>
  </office:meta>
</office:document-meta>
</file>